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35in"/>
    </style:style>
    <style:style style:name="co13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437in" fo:break-before="auto" style:use-optimal-row-height="false"/>
    </style:style>
    <style:style style:name="ro5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ce10"/>
        <table:table-column table:style-name="co13" table:number-columns-repeated="28" table:default-cell-style-name="ce10"/>
        <table:table-column table:style-name="co12" table:number-columns-repeated="995" table:default-cell-style-name="ce10"/>
        <table:table-row table:style-name="ro2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4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Heatcore Stone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Manacor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Second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4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/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Assassin's Ink</text:p>
          </table:table-cell>
          <table:table-cell table:style-name="ce12" table:number-columns-repeated="2"/>
          <table:table-cell table:style-name="ce12" office:value-type="string">
            <text:p>Traditional Poison</text:p>
          </table:table-cell>
          <table:table-cell table:style-name="ce12"/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table:number-columns-repeated="2"/>
          <table:table-cell table:style-name="ce12" office:value-type="string">
            <text:p>Liquid Calm</text:p>
          </table:table-cell>
          <table:table-cell table:style-name="ce12" table:number-columns-repeated="2"/>
          <table:table-cell table:style-name="ce12" office:value-type="string">
            <text:p>Liquid Potential</text:p>
          </table:table-cell>
          <table:table-cell table:style-name="ce12" table:number-columns-repeated="3"/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/>
          <table:table-cell table:style-name="ce14" table:number-columns-repeated="995"/>
        </table:table-row>
        <table:table-row table:style-name="ro4">
          <table:table-cell table:style-name="ce8" office:value-type="string">
            <text:p>FIRE</text:p>
          </table:table-cell>
          <table:table-cell table:style-name="ce11" table:number-columns-repeated="2"/>
          <table:table-cell table:style-name="ce11" office:value-type="string">
            <text:p>Essence of Fire</text:p>
          </table:table-cell>
          <table:table-cell table:style-name="ce11" table:number-columns-repeated="25"/>
          <table:table-cell table:style-name="ce13" table:number-columns-repeated="995"/>
        </table:table-row>
        <table:table-row table:style-name="ro4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 table:number-columns-repeated="24"/>
          <table:table-cell table:style-name="ce14" table:number-columns-repeated="995"/>
        </table:table-row>
        <table:table-row table:style-name="ro4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4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4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4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4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4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4">
          <table:table-cell table:style-name="ce8" office:value-type="string">
            <text:p>FORM</text:p>
          </table:table-cell>
          <table:table-cell table:style-name="ce11" table:number-columns-repeated="10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4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4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4">
          <table:table-cell table:style-name="ce8" office:value-type="string">
            <text:p>DIVINE</text:p>
          </table:table-cell>
          <table:table-cell table:style-name="ce12" table:number-columns-repeated="13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4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4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4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4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4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4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4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4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4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4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4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4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4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4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5">
          <table:table-cell table:style-name="ce9" table:number-columns-repeated="102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9">04/09/2025</text:date>, <text:time>18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09T18:17:46.77</dc:date>
    <meta:editing-duration>P23DT3H1M9S</meta:editing-duration>
    <meta:editing-cycles>42</meta:editing-cycles>
    <meta:generator>OpenOffice/4.1.13$Win32 OpenOffice.org_project/4113m1$Build-9810</meta:generator>
    <meta:document-statistic meta:table-count="2" meta:cell-count="727" meta:object-count="0"/>
  </office:meta>
</office:document-meta>
</file>